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4, C7, C10, C11, C12, C13, C15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40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3, 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398" calcext:value-type="float">
            <text:p>3013398</text:p>
          </table:table-cell>
          <table:table-cell office:value-type="currency" office:currency="GBP" office:value="0.045" calcext:value-type="currency">
            <text:p>£0.05</text:p>
          </table:table-cell>
          <table:table-cell table:formula="of:=[.I3]*[.G3]" office:value-type="currency" office:currency="GBP" office:value="0.09" calcext:value-type="currency">
            <text:p>£0.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5, C6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5]*[.G5]" office:value-type="currency" office:currency="GBP" office:value="0.339" calcext:value-type="currency">
            <text:p>£0.34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6]*[.G6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8]*[.G8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9]*[.G9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0]*[.G10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1]*[.G11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2]*[.G12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3]*[.G13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4]*[.G14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15]*[.G15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6]*[.G16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7]*[.G17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4, 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18]*[.G18]" office:value-type="currency" office:currency="GBP" office:value="0.008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19]*[.G19]" office:value-type="currency" office:currency="GBP" office:value="0.0076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0]*[.G20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3, R9, R13, R14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2x20 pin sock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2]*[.G22]" office:value-type="currency" office:currency="GBP" office:value="0.23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EVQP7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60917" calcext:value-type="float">
            <text:p>2860917</text:p>
          </table:table-cell>
          <table:table-cell table:number-columns-repeated="2" office:value-type="currency" office:currency="GBP" office:value="0.25" calcext:value-type="currency">
            <text:p>£0.2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3])" office:value-type="currency" office:currency="GBP" office:value="10.3143" calcext:value-type="currency">
            <text:p>£10.31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6]*1.2" office:value-type="currency" office:currency="GBP" office:value="12.37716" calcext:value-type="currency">
            <text:p>£12.38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 ord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as-220t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Ap2114h-3.3TRG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4u7 0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string" calcext:value-type="string">
            <text:p>2x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controlle</text:p>
          </table:table-cell>
          <table:table-cell office:value-type="string" calcext:value-type="string">
            <text:p>attiny1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spc21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00n 06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u2 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 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cm5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r 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mcp1700-3v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c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4u7 060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A1:Sheet1.K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5:48:55.18317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8-25T16:14:47.075980110</meta:creation-date>
    <dc:date>2020-10-06T16:28:02.696378636</dc:date>
    <meta:editing-duration>P3DT18H44M11S</meta:editing-duration>
    <meta:editing-cycles>26</meta:editing-cycles>
    <meta:generator>LibreOffice/7.0.1.2$Linux_X86_64 LibreOffice_project/00$Build-2</meta:generator>
    <meta:document-statistic meta:table-count="2" meta:cell-count="237" meta:object-count="0"/>
  </office:meta>
</office:document-meta>
</file>